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568cm" fo:min-width="0.248cm" fo:padding-top="0.165cm" fo:padding-bottom="0.165cm" fo:padding-left="0.29cm" fo:padding-right="0.29cm"/>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objectwithoutfill">
      <style:graphic-properties svg:stroke-color="#314004" draw:marker-end="Small_20_Arrow" draw:marker-end-width="0.3cm" draw:fill="solid" draw:textarea-vertical-align="middle"/>
    </style:style>
    <style:style style:name="gr6" style:family="graphic" style:parent-style-name="standard">
      <style:graphic-properties svg:stroke-color="#ff420e" draw:fill="none" draw:textarea-horizontal-align="justify" draw:textarea-vertical-align="middle" draw:auto-grow-height="false" fo:min-height="5.941cm" fo:min-width="3.464cm"/>
    </style:style>
    <style:style style:name="gr7" style:family="graphic" style:parent-style-name="standard">
      <style:graphic-properties svg:stroke-color="#ff420e" draw:fill="none" draw:textarea-horizontal-align="justify" draw:textarea-vertical-align="middle" draw:auto-grow-height="false" fo:min-height="5.136cm" fo:min-width="3.068cm"/>
    </style:style>
    <style:style style:name="gr8" style:family="graphic" style:parent-style-name="standard">
      <style:graphic-properties svg:stroke-color="#ff420e" draw:fill="none" draw:textarea-horizontal-align="justify" draw:textarea-vertical-align="middle" draw:auto-grow-height="false" fo:min-height="2.905cm" fo:min-width="4.654cm"/>
    </style:style>
    <style:style style:name="gr9" style:family="graphic" style:parent-style-name="standard">
      <style:graphic-properties svg:stroke-color="#ff420e" draw:fill="none" draw:textarea-horizontal-align="justify" draw:textarea-vertical-align="middle" draw:auto-grow-height="false" fo:min-height="2.905cm" fo:min-width="4.18cm"/>
    </style:style>
    <style:style style:name="gr10" style:family="graphic" style:parent-style-name="standard">
      <style:graphic-properties svg:stroke-color="#ff420e" draw:fill="none" draw:textarea-horizontal-align="justify" draw:textarea-vertical-align="middle" draw:auto-grow-height="false" fo:min-height="2.905cm" fo:min-width="3.273cm"/>
    </style:style>
    <style:style style:name="gr11" style:family="graphic" style:parent-style-name="objectwithoutfill">
      <style:graphic-properties draw:stroke="dash" draw:stroke-dash="Dashed_20__28_var_29_" svg:stroke-width="0.081cm" svg:stroke-color="#000000" draw:marker-start-width="0.321cm" draw:marker-end-width="0.321cm" draw:fill="solid"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gr14" style:family="graphic" style:parent-style-name="objectwithoutfill">
      <style:graphic-properties svg:stroke-color="#314004" draw:marker-end="Small_20_Arrow" draw:marker-end-width="0.3cm" draw:fill="solid" draw:textarea-vertical-align="middle"/>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629cm"/>
      <style:paragraph-properties style:writing-mode="lr-tb"/>
    </style:style>
    <style:style style:name="co1" style:family="table-column">
      <style:table-column-properties style:column-width="3.261cm" style:use-optimal-column-width="false"/>
    </style:style>
    <style:style style:name="co2" style:family="table-column">
      <style:table-column-properties style:column-width="4.96cm" style:use-optimal-column-width="false"/>
    </style:style>
    <style:style style:name="ro1" style:family="table-row">
      <style:table-row-properties style:row-height="1.404cm" style:use-optimal-row-height="false"/>
    </style:style>
    <style:style style:name="ro2" style:family="table-row">
      <style:table-row-properties style:row-height="1.399cm" style:use-optimal-row-height="false"/>
    </style:style>
    <style:style style:name="ce1" style:family="table-cell">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2" style:family="table-cell">
      <style:text-properties fo:font-weight="bold" style:font-weight-asian="bold" style:font-weight-complex="bold"/>
    </style:style>
    <style:style style:name="ce3" style:family="table-cell">
      <style:paragraph-properties fo:text-align="start"/>
      <style:text-properties fo:font-weight="bold" style:font-weight-asian="bold" style:font-weight-complex="bold"/>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solid"/>
      <style:paragraph-properties fo:text-align="center"/>
    </style:style>
    <style:style style:name="P8" style:family="paragraph">
      <loext:graphic-properties draw:fill="none" draw:fill-color="#ffffff"/>
    </style:style>
    <style:style style:name="P9" style:family="paragraph">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0" style:family="paragraph">
      <style:paragraph-properties fo:text-align="start"/>
      <style:text-properties fo:font-weight="bold" style:font-weight-asian="bold" style:font-weight-complex="bold"/>
    </style:style>
    <style:style style:name="P11" style:family="paragraph">
      <style:text-properties fo:font-weight="bold" style:font-weight-asian="bold" style:font-weight-complex="bold"/>
    </style:style>
    <style:style style:name="T1" style:family="text">
      <style:text-properties fo:font-size="24pt" style:font-size-asian="24pt" style:font-size-complex="24pt"/>
    </style:style>
    <style:style style:name="T2" style:family="text">
      <style:text-properties fo:color="#c9211e" fo:font-size="12pt" style:font-size-asian="12pt" style:font-size-complex="12pt"/>
    </style:style>
    <style:style style:name="T3" style:family="text">
      <style:text-properties fo:color="#314004" fo:font-size="12pt" style:font-size-asian="12pt" style:font-size-complex="12pt"/>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Binary Search Tree<text:line-break/>w Python</text:p>
          </draw:text-box>
        </draw:frame>
        <draw:frame presentation:style-name="pr2" draw:text-style-name="P2" draw:layer="layout" svg:width="25.199cm" svg:height="9.134cm" svg:x="1.4cm" svg:y="3.685cm" presentation:class="subtitle" presentation:user-transformed="true">
          <draw:text-box>
            <text:p>By Tucker C.</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3" draw:layer="layout" svg:width="25.199cm" svg:height="9.134cm" svg:x="1.4cm" svg:y="3.685cm" presentation:class="outline" presentation:user-transformed="true">
          <draw:text-box>
            <text:list text:style-name="L2">
              <text:list-item>
                <text:p><text:span text:style-name="T1">A data structure in which all data is arranged about a root node and conditional rules are specified to build the branches of the tree, based on value relative to the root node. (See Diagram Below)</text:span></text:p>
              </text:list-item>
            </text:list>
          </draw:text-box>
        </draw:frame>
        <draw:custom-shape draw:style-name="gr2" draw:text-style-name="P4" draw:layer="layout" svg:width="1.17cm" svg:height="1.27cm" svg:x="12.03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1" draw:layer="layout" svg:width="25.199cm" svg:height="2.629cm" svg:x="1.4cm" svg:y="0.628cm" presentation:class="title">
          <draw:text-box>
            <text:p>What is a Binary Search Tree?</text:p>
          </draw:text-box>
        </draw:frame>
        <draw:custom-shape draw:style-name="gr2" draw:text-style-name="P4" draw:layer="layout" svg:width="1.17cm" svg:height="1.27cm" svg:x="10.2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8.528cm" svg:y="12.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4.22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1.938cm" svg:y="12.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0.414cm" svg:y="14.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3.462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6.356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5.34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14cm" svg:height="0.962cm" svg:x="12.068cm" svg:y="7.774cm">
          <draw:text-box>
            <text:p text:style-name="P5">2</text:p>
          </draw:text-box>
        </draw:frame>
        <draw:custom-shape draw:style-name="gr2" draw:text-style-name="P4" draw:layer="layout" svg:width="1.17cm" svg:height="1.27cm" svg:x="12.039cm" svg:y="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14cm" svg:height="0.962cm" svg:x="10.314cm" svg:y="10.06cm">
          <draw:text-box>
            <text:p text:style-name="P5">7</text:p>
          </draw:text-box>
        </draw:frame>
        <draw:frame draw:style-name="gr3" draw:text-style-name="P6" draw:layer="layout" svg:width="1.14cm" svg:height="0.962cm" svg:x="14.254cm" svg:y="9.806cm">
          <draw:text-box>
            <text:p text:style-name="P5">5</text:p>
          </draw:text-box>
        </draw:frame>
        <draw:frame draw:style-name="gr3" draw:text-style-name="P6" draw:layer="layout" svg:width="1.14cm" svg:height="0.962cm" svg:x="11.968cm" svg:y="12.592cm">
          <draw:text-box>
            <text:p text:style-name="P5">6</text:p>
          </draw:text-box>
        </draw:frame>
        <draw:frame draw:style-name="gr3" draw:text-style-name="P6" draw:layer="layout" svg:width="1.14cm" svg:height="0.962cm" svg:x="8.558cm" svg:y="12.554cm">
          <draw:text-box>
            <text:p text:style-name="P5">2</text:p>
          </draw:text-box>
        </draw:frame>
        <draw:frame draw:style-name="gr3" draw:text-style-name="P6" draw:layer="layout" svg:width="1.14cm" svg:height="0.962cm" svg:x="10.444cm" svg:y="14.478cm">
          <draw:text-box>
            <text:p text:style-name="P5">5</text:p>
          </draw:text-box>
        </draw:frame>
        <draw:frame draw:style-name="gr3" draw:text-style-name="P6" draw:layer="layout" svg:width="1.14cm" svg:height="0.962cm" svg:x="16.386cm" svg:y="12.092cm">
          <draw:text-box>
            <text:p text:style-name="P5">9</text:p>
          </draw:text-box>
        </draw:frame>
        <draw:frame draw:style-name="gr4" draw:text-style-name="P6" draw:layer="layout" svg:width="1.424cm" svg:height="1.673cm" svg:x="13.308cm" svg:y="14.378cm">
          <draw:text-box>
            <text:p text:style-name="P5">11</text:p>
          </draw:text-box>
        </draw:frame>
        <draw:frame draw:style-name="gr3" draw:text-style-name="P6" draw:layer="layout" svg:width="1.14cm" svg:height="0.962cm" svg:x="15.37cm" svg:y="14.378cm">
          <draw:text-box>
            <text:p text:style-name="P5">4</text:p>
          </draw:text-box>
        </draw:frame>
        <draw:line draw:style-name="gr5" draw:text-style-name="P7" draw:layer="layout" svg:x1="12.192cm" svg:y1="8.636cm" svg:x2="11.176cm" svg:y2="10.06cm">
          <text:p/>
        </draw:line>
        <draw:line draw:style-name="gr5" draw:text-style-name="P7" draw:layer="layout" svg:x1="10.414cm" svg:y1="11.022cm" svg:x2="9.398cm" svg:y2="12.446cm">
          <text:p/>
        </draw:line>
        <draw:line draw:style-name="gr5" draw:text-style-name="P7" draw:layer="layout" svg:x1="11.23cm" svg:y1="11.022cm" svg:x2="12.192cm" svg:y2="12.592cm">
          <text:p/>
        </draw:line>
        <draw:line draw:style-name="gr5" draw:text-style-name="P7" draw:layer="layout" svg:x1="12.192cm" svg:y1="13.554cm" svg:x2="11.376cm" svg:y2="14.478cm">
          <text:p/>
        </draw:line>
        <draw:line draw:style-name="gr5" draw:text-style-name="P7" draw:layer="layout" svg:x1="12.954cm" svg:y1="13.554cm" svg:x2="13.716cm" svg:y2="14.378cm">
          <text:p/>
        </draw:line>
        <draw:line draw:style-name="gr5" draw:text-style-name="P7" draw:layer="layout" svg:x1="13.209cm" svg:y1="8.382cm" svg:x2="14.478cm" svg:y2="9.806cm">
          <text:p/>
        </draw:line>
        <draw:line draw:style-name="gr5" draw:text-style-name="P7" draw:layer="layout" svg:x1="15.241cm" svg:y1="10.668cm" svg:x2="16.51cm" svg:y2="12.092cm">
          <text:p/>
        </draw:line>
        <draw:line draw:style-name="gr5" draw:text-style-name="P7" draw:layer="layout" svg:x1="16.764cm" svg:y1="13.208cm" svg:x2="16.256cm" svg:y2="14.378cm">
          <text:p/>
        </draw:lin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text-style-name="P3" draw:layer="layout" svg:width="25.199cm" svg:height="9.134cm" svg:x="1.4cm" svg:y="3.685cm" presentation:class="outline" presentation:user-transformed="true">
          <draw:text-box>
            <text:list text:style-name="L2">
              <text:list-item>
                <text:p><text:span text:style-name="T1">A binary search tree meets the condition of larger values of the initial integer or root node to the right and smaller values to the left. (See Diagram Below)</text:span></text:p>
              </text:list-item>
            </text:list>
          </draw:text-box>
        </draw:frame>
        <draw:custom-shape draw:style-name="gr2" draw:text-style-name="P4" draw:layer="layout" svg:width="1.17cm" svg:height="1.27cm" svg:x="12.03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1" draw:layer="layout" svg:width="25.199cm" svg:height="2.629cm" svg:x="1.4cm" svg:y="0.628cm" presentation:class="title">
          <draw:text-box>
            <text:p>BST Rules</text:p>
          </draw:text-box>
        </draw:frame>
        <draw:custom-shape draw:style-name="gr2" draw:text-style-name="P4" draw:layer="layout" svg:width="1.17cm" svg:height="1.27cm" svg:x="10.2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8.528cm" svg:y="12.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4.22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1.938cm" svg:y="12.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0.414cm" svg:y="14.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3.462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6.356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5.34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14cm" svg:height="0.962cm" svg:x="12.068cm" svg:y="7.774cm">
          <draw:text-box>
            <text:p text:style-name="P5">8</text:p>
          </draw:text-box>
        </draw:frame>
        <draw:custom-shape draw:style-name="gr2" draw:text-style-name="P4" draw:layer="layout" svg:width="1.17cm" svg:height="1.27cm" svg:x="12.039cm" svg:y="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14cm" svg:height="0.962cm" svg:x="10.314cm" svg:y="10.06cm">
          <draw:text-box>
            <text:p text:style-name="P5">3</text:p>
          </draw:text-box>
        </draw:frame>
        <draw:frame draw:style-name="gr3" draw:text-style-name="P6" draw:layer="layout" svg:width="1.14cm" svg:height="0.962cm" svg:x="11.968cm" svg:y="12.592cm">
          <draw:text-box>
            <text:p text:style-name="P5">6</text:p>
          </draw:text-box>
        </draw:frame>
        <draw:frame draw:style-name="gr3" draw:text-style-name="P6" draw:layer="layout" svg:width="1.14cm" svg:height="0.962cm" svg:x="8.558cm" svg:y="12.554cm">
          <draw:text-box>
            <text:p text:style-name="P5">1</text:p>
          </draw:text-box>
        </draw:frame>
        <draw:frame draw:style-name="gr3" draw:text-style-name="P6" draw:layer="layout" svg:width="1.14cm" svg:height="0.962cm" svg:x="10.444cm" svg:y="14.478cm">
          <draw:text-box>
            <text:p text:style-name="P5">4</text:p>
          </draw:text-box>
        </draw:frame>
        <draw:frame draw:style-name="gr4" draw:text-style-name="P6" draw:layer="layout" svg:width="1.424cm" svg:height="1.673cm" svg:x="13.308cm" svg:y="14.378cm">
          <draw:text-box>
            <text:p text:style-name="P5">7</text:p>
          </draw:text-box>
        </draw:frame>
        <draw:line draw:style-name="gr5" draw:text-style-name="P7" draw:layer="layout" svg:x1="12.192cm" svg:y1="8.636cm" svg:x2="11.176cm" svg:y2="10.06cm">
          <text:p/>
        </draw:line>
        <draw:line draw:style-name="gr5" draw:text-style-name="P7" draw:layer="layout" svg:x1="10.414cm" svg:y1="11.022cm" svg:x2="9.398cm" svg:y2="12.446cm">
          <text:p/>
        </draw:line>
        <draw:line draw:style-name="gr5" draw:text-style-name="P7" draw:layer="layout" svg:x1="11.23cm" svg:y1="11.022cm" svg:x2="12.192cm" svg:y2="12.592cm">
          <text:p/>
        </draw:line>
        <draw:line draw:style-name="gr5" draw:text-style-name="P7" draw:layer="layout" svg:x1="12.192cm" svg:y1="13.554cm" svg:x2="11.376cm" svg:y2="14.478cm">
          <text:p/>
        </draw:line>
        <draw:line draw:style-name="gr5" draw:text-style-name="P7" draw:layer="layout" svg:x1="12.954cm" svg:y1="13.554cm" svg:x2="13.716cm" svg:y2="14.378cm">
          <text:p/>
        </draw:line>
        <draw:line draw:style-name="gr5" draw:text-style-name="P7" draw:layer="layout" svg:x1="13.209cm" svg:y1="8.382cm" svg:x2="14.478cm" svg:y2="9.806cm">
          <text:p/>
        </draw:line>
        <draw:line draw:style-name="gr5" draw:text-style-name="P7" draw:layer="layout" svg:x1="15.241cm" svg:y1="10.668cm" svg:x2="16.51cm" svg:y2="12.092cm">
          <text:p/>
        </draw:line>
        <draw:line draw:style-name="gr5" draw:text-style-name="P7" draw:layer="layout" svg:x1="16.764cm" svg:y1="13.208cm" svg:x2="16.256cm" svg:y2="14.378cm">
          <text:p/>
        </draw:line>
        <draw:frame draw:style-name="gr4" draw:text-style-name="P6" draw:layer="layout" svg:width="1.424cm" svg:height="1.673cm" svg:x="14.07cm" svg:y="9.806cm">
          <draw:text-box>
            <text:p text:style-name="P5">10</text:p>
          </draw:text-box>
        </draw:frame>
        <draw:frame draw:style-name="gr4" draw:text-style-name="P6" draw:layer="layout" svg:width="1.424cm" svg:height="1.673cm" svg:x="16.256cm" svg:y="12.092cm">
          <draw:text-box>
            <text:p text:style-name="P5">14</text:p>
          </draw:text-box>
        </draw:frame>
        <draw:frame draw:style-name="gr4" draw:text-style-name="P6" draw:layer="layout" svg:width="1.424cm" svg:height="1.673cm" svg:x="15.24cm" svg:y="14.429cm">
          <draw:text-box>
            <text:p text:style-name="P5">13</text:p>
          </draw:text-box>
        </draw:frame>
        <draw:custom-shape draw:style-name="gr6" draw:text-style-name="P4" draw:layer="layout" svg:width="5.604cm" svg:height="8.753cm" draw:transform="rotate (0.59393554445367) translate (6.713cm 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5.046cm" svg:height="7.616cm" draw:transform="rotate (0.0305432619099008) translate (13.716cm 8.12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3" draw:layer="layout" svg:width="25.199cm" svg:height="9.134cm" svg:x="1.4cm" svg:y="3.685cm" presentation:class="outline" presentation:user-transformed="true">
          <draw:text-box>
            <text:list text:style-name="L2">
              <text:list-item>
                <text:p><text:span text:style-name="T1">Each node follows the rule of the root, child nodes of the left branch will have smaller values and child nodes of the right branch will have higher values. (See Diagram Below)</text:span></text:p>
              </text:list-item>
            </text:list>
          </draw:text-box>
        </draw:frame>
        <draw:custom-shape draw:style-name="gr2" draw:text-style-name="P4" draw:layer="layout" svg:width="1.17cm" svg:height="1.27cm" svg:x="12.03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1" draw:layer="layout" svg:width="25.199cm" svg:height="2.629cm" svg:x="1.4cm" svg:y="0.628cm" presentation:class="title">
          <draw:text-box>
            <text:p>BST Rules</text:p>
          </draw:text-box>
        </draw:frame>
        <draw:custom-shape draw:style-name="gr2" draw:text-style-name="P4" draw:layer="layout" svg:width="1.17cm" svg:height="1.27cm" svg:x="10.2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8.528cm" svg:y="12.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4.22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1.938cm" svg:y="12.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0.414cm" svg:y="14.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3.462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6.356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5.34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14cm" svg:height="0.962cm" svg:x="12.068cm" svg:y="7.774cm">
          <draw:text-box>
            <text:p text:style-name="P5">8</text:p>
          </draw:text-box>
        </draw:frame>
        <draw:custom-shape draw:style-name="gr2" draw:text-style-name="P4" draw:layer="layout" svg:width="1.17cm" svg:height="1.27cm" svg:x="12.039cm" svg:y="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14cm" svg:height="0.962cm" svg:x="10.314cm" svg:y="10.06cm">
          <draw:text-box>
            <text:p text:style-name="P5">3</text:p>
          </draw:text-box>
        </draw:frame>
        <draw:frame draw:style-name="gr3" draw:text-style-name="P6" draw:layer="layout" svg:width="1.14cm" svg:height="0.962cm" svg:x="11.968cm" svg:y="12.592cm">
          <draw:text-box>
            <text:p text:style-name="P5">6</text:p>
          </draw:text-box>
        </draw:frame>
        <draw:frame draw:style-name="gr3" draw:text-style-name="P6" draw:layer="layout" svg:width="1.14cm" svg:height="0.962cm" svg:x="8.558cm" svg:y="12.554cm">
          <draw:text-box>
            <text:p text:style-name="P5">1</text:p>
          </draw:text-box>
        </draw:frame>
        <draw:frame draw:style-name="gr3" draw:text-style-name="P6" draw:layer="layout" svg:width="1.14cm" svg:height="0.962cm" svg:x="10.444cm" svg:y="14.478cm">
          <draw:text-box>
            <text:p text:style-name="P5">4</text:p>
          </draw:text-box>
        </draw:frame>
        <draw:frame draw:style-name="gr4" draw:text-style-name="P6" draw:layer="layout" svg:width="1.424cm" svg:height="1.673cm" svg:x="13.308cm" svg:y="14.378cm">
          <draw:text-box>
            <text:p text:style-name="P5">7</text:p>
          </draw:text-box>
        </draw:frame>
        <draw:line draw:style-name="gr5" draw:text-style-name="P7" draw:layer="layout" svg:x1="12.192cm" svg:y1="8.636cm" svg:x2="11.176cm" svg:y2="10.06cm">
          <text:p/>
        </draw:line>
        <draw:line draw:style-name="gr5" draw:text-style-name="P7" draw:layer="layout" svg:x1="10.414cm" svg:y1="11.022cm" svg:x2="9.398cm" svg:y2="12.446cm">
          <text:p/>
        </draw:line>
        <draw:line draw:style-name="gr5" draw:text-style-name="P7" draw:layer="layout" svg:x1="11.23cm" svg:y1="11.022cm" svg:x2="12.192cm" svg:y2="12.592cm">
          <text:p/>
        </draw:line>
        <draw:line draw:style-name="gr5" draw:text-style-name="P7" draw:layer="layout" svg:x1="12.192cm" svg:y1="13.554cm" svg:x2="11.376cm" svg:y2="14.478cm">
          <text:p/>
        </draw:line>
        <draw:line draw:style-name="gr5" draw:text-style-name="P7" draw:layer="layout" svg:x1="12.954cm" svg:y1="13.554cm" svg:x2="13.716cm" svg:y2="14.378cm">
          <text:p/>
        </draw:line>
        <draw:line draw:style-name="gr5" draw:text-style-name="P7" draw:layer="layout" svg:x1="13.209cm" svg:y1="8.382cm" svg:x2="14.478cm" svg:y2="9.806cm">
          <text:p/>
        </draw:line>
        <draw:line draw:style-name="gr5" draw:text-style-name="P7" draw:layer="layout" svg:x1="15.241cm" svg:y1="10.668cm" svg:x2="16.51cm" svg:y2="12.092cm">
          <text:p/>
        </draw:line>
        <draw:line draw:style-name="gr5" draw:text-style-name="P7" draw:layer="layout" svg:x1="16.764cm" svg:y1="13.208cm" svg:x2="16.256cm" svg:y2="14.378cm">
          <text:p/>
        </draw:line>
        <draw:frame draw:style-name="gr4" draw:text-style-name="P6" draw:layer="layout" svg:width="1.424cm" svg:height="1.673cm" svg:x="14.07cm" svg:y="9.806cm">
          <draw:text-box>
            <text:p text:style-name="P5">10</text:p>
          </draw:text-box>
        </draw:frame>
        <draw:frame draw:style-name="gr4" draw:text-style-name="P6" draw:layer="layout" svg:width="1.424cm" svg:height="1.673cm" svg:x="16.256cm" svg:y="12.092cm">
          <draw:text-box>
            <text:p text:style-name="P5">14</text:p>
          </draw:text-box>
        </draw:frame>
        <draw:frame draw:style-name="gr4" draw:text-style-name="P6" draw:layer="layout" svg:width="1.424cm" svg:height="1.673cm" svg:x="15.24cm" svg:y="14.429cm">
          <draw:text-box>
            <text:p text:style-name="P5">13</text:p>
          </draw:text-box>
        </draw:frame>
        <draw:custom-shape draw:style-name="gr8" draw:text-style-name="P4" draw:layer="layout" svg:width="7.288cm" svg:height="4.461cm" draw:transform="rotate (0.0305432619099008) translate (8.89cm 7.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6.616cm" svg:height="4.461cm" draw:transform="rotate (0.0305432619099008) translate (7.484cm 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5.335cm" svg:height="4.461cm" draw:transform="rotate (0.0305432619099008) translate (9.826cm 12.1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3" draw:layer="layout" svg:width="25.199cm" svg:height="9.134cm" svg:x="1.4cm" svg:y="3.685cm" presentation:class="outline" presentation:user-transformed="true">
          <draw:text-box>
            <text:list text:style-name="L2">
              <text:list-item>
                <text:p><text:span text:style-name="T1">Each “new root” node specifies the level of the tree in ascending order. (See Diagram Below)</text:span></text:p>
              </text:list-item>
            </text:list>
          </draw:text-box>
        </draw:frame>
        <draw:custom-shape draw:style-name="gr2" draw:text-style-name="P4" draw:layer="layout" svg:width="1.17cm" svg:height="1.27cm" svg:x="12.03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1" draw:layer="layout" svg:width="25.199cm" svg:height="2.629cm" svg:x="1.4cm" svg:y="0.628cm" presentation:class="title">
          <draw:text-box>
            <text:p>BST Levels</text:p>
          </draw:text-box>
        </draw:frame>
        <draw:custom-shape draw:style-name="gr2" draw:text-style-name="P4" draw:layer="layout" svg:width="1.17cm" svg:height="1.27cm" svg:x="10.2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8.528cm" svg:y="12.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4.22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1.938cm" svg:y="12.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0.414cm" svg:y="14.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3.462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6.356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5.34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14cm" svg:height="0.962cm" svg:x="12.068cm" svg:y="7.774cm">
          <draw:text-box>
            <text:p text:style-name="P5">8</text:p>
          </draw:text-box>
        </draw:frame>
        <draw:custom-shape draw:style-name="gr2" draw:text-style-name="P4" draw:layer="layout" svg:width="1.17cm" svg:height="1.27cm" svg:x="12.039cm" svg:y="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14cm" svg:height="0.962cm" svg:x="10.314cm" svg:y="10.06cm">
          <draw:text-box>
            <text:p text:style-name="P5">3</text:p>
          </draw:text-box>
        </draw:frame>
        <draw:frame draw:style-name="gr3" draw:text-style-name="P6" draw:layer="layout" svg:width="1.14cm" svg:height="0.962cm" svg:x="11.968cm" svg:y="12.592cm">
          <draw:text-box>
            <text:p text:style-name="P5">6</text:p>
          </draw:text-box>
        </draw:frame>
        <draw:frame draw:style-name="gr3" draw:text-style-name="P6" draw:layer="layout" svg:width="1.14cm" svg:height="0.962cm" svg:x="8.558cm" svg:y="12.554cm">
          <draw:text-box>
            <text:p text:style-name="P5">1</text:p>
          </draw:text-box>
        </draw:frame>
        <draw:frame draw:style-name="gr3" draw:text-style-name="P6" draw:layer="layout" svg:width="1.14cm" svg:height="0.962cm" svg:x="10.444cm" svg:y="14.478cm">
          <draw:text-box>
            <text:p text:style-name="P5">4</text:p>
          </draw:text-box>
        </draw:frame>
        <draw:frame draw:style-name="gr4" draw:text-style-name="P6" draw:layer="layout" svg:width="1.424cm" svg:height="1.673cm" svg:x="13.308cm" svg:y="14.378cm">
          <draw:text-box>
            <text:p text:style-name="P5">7</text:p>
          </draw:text-box>
        </draw:frame>
        <draw:line draw:style-name="gr5" draw:text-style-name="P7" draw:layer="layout" svg:x1="12.192cm" svg:y1="8.636cm" svg:x2="11.176cm" svg:y2="10.06cm">
          <text:p/>
        </draw:line>
        <draw:line draw:style-name="gr5" draw:text-style-name="P7" draw:layer="layout" svg:x1="10.414cm" svg:y1="11.022cm" svg:x2="9.398cm" svg:y2="12.446cm">
          <text:p/>
        </draw:line>
        <draw:line draw:style-name="gr5" draw:text-style-name="P7" draw:layer="layout" svg:x1="11.23cm" svg:y1="11.022cm" svg:x2="12.192cm" svg:y2="12.592cm">
          <text:p/>
        </draw:line>
        <draw:line draw:style-name="gr5" draw:text-style-name="P7" draw:layer="layout" svg:x1="12.192cm" svg:y1="13.554cm" svg:x2="11.376cm" svg:y2="14.478cm">
          <text:p/>
        </draw:line>
        <draw:line draw:style-name="gr5" draw:text-style-name="P7" draw:layer="layout" svg:x1="12.954cm" svg:y1="13.554cm" svg:x2="13.716cm" svg:y2="14.378cm">
          <text:p/>
        </draw:line>
        <draw:line draw:style-name="gr5" draw:text-style-name="P7" draw:layer="layout" svg:x1="13.209cm" svg:y1="8.382cm" svg:x2="14.478cm" svg:y2="9.806cm">
          <text:p/>
        </draw:line>
        <draw:line draw:style-name="gr5" draw:text-style-name="P7" draw:layer="layout" svg:x1="15.241cm" svg:y1="10.668cm" svg:x2="16.51cm" svg:y2="12.092cm">
          <text:p/>
        </draw:line>
        <draw:line draw:style-name="gr5" draw:text-style-name="P7" draw:layer="layout" svg:x1="16.764cm" svg:y1="13.208cm" svg:x2="16.256cm" svg:y2="14.378cm">
          <text:p/>
        </draw:line>
        <draw:frame draw:style-name="gr4" draw:text-style-name="P6" draw:layer="layout" svg:width="1.424cm" svg:height="1.673cm" svg:x="14.07cm" svg:y="9.806cm">
          <draw:text-box>
            <text:p text:style-name="P5">10</text:p>
          </draw:text-box>
        </draw:frame>
        <draw:frame draw:style-name="gr4" draw:text-style-name="P6" draw:layer="layout" svg:width="1.424cm" svg:height="1.673cm" svg:x="16.256cm" svg:y="12.092cm">
          <draw:text-box>
            <text:p text:style-name="P5">14</text:p>
          </draw:text-box>
        </draw:frame>
        <draw:frame draw:style-name="gr4" draw:text-style-name="P6" draw:layer="layout" svg:width="1.424cm" svg:height="1.673cm" svg:x="15.24cm" svg:y="14.429cm">
          <draw:text-box>
            <text:p text:style-name="P5">13</text:p>
          </draw:text-box>
        </draw:frame>
        <draw:line draw:style-name="gr11" draw:text-style-name="P7" draw:layer="layout" svg:x1="3.302cm" svg:y1="13.716cm" svg:x2="24.384cm" svg:y2="13.716cm">
          <text:p/>
        </draw:line>
        <draw:line draw:style-name="gr11" draw:text-style-name="P7" draw:layer="layout" svg:x1="3.302cm" svg:y1="11.216cm" svg:x2="24.384cm" svg:y2="11.216cm">
          <text:p/>
        </draw:line>
        <draw:line draw:style-name="gr11" draw:text-style-name="P7" draw:layer="layout" svg:x1="3.302cm" svg:y1="8.916cm" svg:x2="24.384cm" svg:y2="8.916cm">
          <text:p/>
        </draw:line>
        <draw:line draw:style-name="gr11" draw:text-style-name="P7" draw:layer="layout" svg:x1="3.302cm" svg:y1="15.616cm" svg:x2="24.384cm" svg:y2="15.616cm">
          <text:p/>
        </draw:line>
        <draw:frame draw:style-name="gr12" draw:text-style-name="P8" draw:layer="layout" svg:width="3.302cm" svg:height="0.962cm" svg:x="2.794cm" svg:y="9.652cm">
          <draw:text-box>
            <text:p/>
          </draw:text-box>
        </draw:frame>
        <draw:frame draw:style-name="gr13" draw:text-style-name="P8" draw:layer="layout" svg:width="3.048cm" svg:height="0.962cm" svg:x="3.316cm" svg:y="7.528cm">
          <draw:text-box>
            <text:p>Level 1</text:p>
          </draw:text-box>
        </draw:frame>
        <draw:frame draw:style-name="gr13" draw:text-style-name="P8" draw:layer="layout" svg:width="3.048cm" svg:height="0.962cm" svg:x="3.316cm" svg:y="10.028cm">
          <draw:text-box>
            <text:p>Level 2</text:p>
          </draw:text-box>
        </draw:frame>
        <draw:frame draw:style-name="gr13" draw:text-style-name="P8" draw:layer="layout" svg:width="3.048cm" svg:height="0.962cm" svg:x="3.316cm" svg:y="12.428cm">
          <draw:text-box>
            <text:p>Level 3</text:p>
          </draw:text-box>
        </draw:frame>
        <draw:frame draw:style-name="gr13" draw:text-style-name="P8" draw:layer="layout" svg:width="3.048cm" svg:height="0.962cm" svg:x="3.316cm" svg:y="14.428cm">
          <draw:text-box>
            <text:p>Level 4</text:p>
          </draw:text-box>
        </draw:frame>
        <presentation:notes draw:style-name="dp1">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3" draw:layer="layout" svg:width="25.199cm" svg:height="9.134cm" svg:x="1.4cm" svg:y="3.685cm" presentation:class="outline" presentation:user-transformed="true">
          <draw:text-box>
            <text:list text:style-name="L2">
              <text:list-item>
                <text:p>Full Binary Search Tree</text:p>
              </text:list-item>
            </text:list>
          </draw:text-box>
        </draw:frame>
        <draw:frame presentation:style-name="pr5" draw:text-style-name="P1" draw:layer="layout" svg:width="25.199cm" svg:height="2.629cm" svg:x="1.4cm" svg:y="0.628cm" presentation:class="title">
          <draw:text-box>
            <text:p>Types of BST’s</text:p>
          </draw:text-box>
        </draw:frame>
        <draw:custom-shape draw:style-name="gr2" draw:text-style-name="P4" draw:layer="layout" svg:width="1.17cm" svg:height="1.27cm" svg:x="8.56cm" svg:y="8.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6.728cm" svg:y="10.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6.376cm" svg:y="8.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2.292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2.292cm" svg:y1="6.096cm" svg:x2="9.472cm" svg:y2="8.682cm">
          <text:p/>
        </draw:line>
        <draw:line draw:style-name="gr5" draw:text-style-name="P7" draw:layer="layout" svg:x1="8.614cm" svg:y1="9.522cm" svg:x2="7.598cm" svg:y2="10.946cm">
          <text:p/>
        </draw:line>
        <draw:line draw:style-name="gr5" draw:text-style-name="P7" draw:layer="layout" svg:x1="9.667cm" svg:y1="9.444cm" svg:x2="10.996cm" svg:y2="10.968cm">
          <text:p/>
        </draw:line>
        <draw:line draw:style-name="gr5" draw:text-style-name="P7" draw:layer="layout" svg:x1="13.462cm" svg:y1="6.096cm" svg:x2="16.51cm" svg:y2="8.636cm">
          <text:p/>
        </draw:line>
        <draw:line draw:style-name="gr14" draw:text-style-name="P7" draw:layer="layout" svg:x1="16.51cm" svg:y1="9.398cm" svg:x2="15.314cm" svg:y2="10.921cm">
          <text:p text:style-name="P5"/>
        </draw:line>
        <draw:custom-shape draw:style-name="gr2" draw:text-style-name="P4" draw:layer="layout" svg:width="1.17cm" svg:height="1.27cm" svg:x="5.615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7.863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6.932cm" svg:y1="11.984cm" svg:x2="6.424cm" svg:y2="12.945cm">
          <text:p/>
        </draw:line>
        <draw:line draw:style-name="gr5" draw:text-style-name="P7" draw:layer="layout" svg:x1="7.694cm" svg:y1="11.984cm" svg:x2="8.202cm" svg:y2="12.999cm">
          <text:p/>
        </draw:line>
        <draw:custom-shape draw:style-name="gr2" draw:text-style-name="P4" draw:layer="layout" svg:width="1.17cm" svg:height="1.27cm" svg:x="10.629cm" svg:y="1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9.516cm" svg:y="12.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1.764cm" svg:y="12.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0.833cm" svg:y1="11.985cm" svg:x2="10.325cm" svg:y2="12.946cm">
          <text:p/>
        </draw:line>
        <draw:line draw:style-name="gr5" draw:text-style-name="P7" draw:layer="layout" svg:x1="11.595cm" svg:y1="11.985cm" svg:x2="12.103cm" svg:y2="13cm">
          <text:p/>
        </draw:line>
        <draw:custom-shape draw:style-name="gr2" draw:text-style-name="P4" draw:layer="layout" svg:width="1.17cm" svg:height="1.27cm" svg:x="14.53cm" svg:y="10.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3.417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5.665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4.734cm" svg:y1="11.986cm" svg:x2="14.226cm" svg:y2="12.947cm">
          <text:p/>
        </draw:line>
        <draw:line draw:style-name="gr5" draw:text-style-name="P7" draw:layer="layout" svg:x1="15.496cm" svg:y1="11.986cm" svg:x2="16.004cm" svg:y2="13.001cm">
          <text:p/>
        </draw:line>
        <draw:custom-shape draw:style-name="gr2" draw:text-style-name="P4" draw:layer="layout" svg:width="1.17cm" svg:height="1.27cm" svg:x="18.231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7.118cm" svg:y="1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9.366cm" svg:y="1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8.435cm" svg:y1="11.987cm" svg:x2="17.927cm" svg:y2="12.948cm">
          <text:p/>
        </draw:line>
        <draw:line draw:style-name="gr5" draw:text-style-name="P7" draw:layer="layout" svg:x1="19.197cm" svg:y1="11.987cm" svg:x2="19.705cm" svg:y2="13.002cm">
          <text:p/>
        </draw:line>
        <draw:line draw:style-name="gr14" draw:text-style-name="P7" draw:layer="layout" svg:x1="17.526cm" svg:y1="9.398cm" svg:x2="18.796cm" svg:y2="10.922cm">
          <text:p/>
        </draw:line>
        <draw:frame draw:style-name="gr13" draw:text-style-name="P8" draw:layer="layout" svg:width="21.082cm" svg:height="1.199cm" svg:x="2.54cm" svg:y="14.552cm">
          <draw:text-box>
            <text:p><text:span text:style-name="T2">Important Note: </text:span><text:span text:style-name="T3">All full BST’s are complete but not all complete BST’s are full. Here we see that all branches have a parent node and two child nodes arranged by the previouse BST rules.</text:span></text:p>
          </draw:text-box>
        </draw:frame>
        <presentation:notes draw:style-name="dp1">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3" draw:layer="layout" svg:width="25.199cm" svg:height="9.134cm" svg:x="1.4cm" svg:y="3.685cm" presentation:class="outline" presentation:user-transformed="true">
          <draw:text-box>
            <text:list text:style-name="L2">
              <text:list-item>
                <text:p>Complete Binary Search Tree</text:p>
              </text:list-item>
            </text:list>
          </draw:text-box>
        </draw:frame>
        <draw:frame presentation:style-name="pr5" draw:text-style-name="P1" draw:layer="layout" svg:width="25.199cm" svg:height="2.629cm" svg:x="1.4cm" svg:y="0.628cm" presentation:class="title">
          <draw:text-box>
            <text:p>Types of BST’s</text:p>
          </draw:text-box>
        </draw:frame>
        <draw:custom-shape draw:style-name="gr2" draw:text-style-name="P4" draw:layer="layout" svg:width="1.17cm" svg:height="1.27cm" svg:x="8.56cm" svg:y="8.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6.728cm" svg:y="10.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6.376cm" svg:y="8.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2.292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2.292cm" svg:y1="6.096cm" svg:x2="9.472cm" svg:y2="8.682cm">
          <text:p/>
        </draw:line>
        <draw:line draw:style-name="gr5" draw:text-style-name="P7" draw:layer="layout" svg:x1="8.614cm" svg:y1="9.522cm" svg:x2="7.598cm" svg:y2="10.946cm">
          <text:p/>
        </draw:line>
        <draw:line draw:style-name="gr5" draw:text-style-name="P7" draw:layer="layout" svg:x1="9.667cm" svg:y1="9.444cm" svg:x2="10.996cm" svg:y2="10.968cm">
          <text:p/>
        </draw:line>
        <draw:line draw:style-name="gr5" draw:text-style-name="P7" draw:layer="layout" svg:x1="13.462cm" svg:y1="6.096cm" svg:x2="16.51cm" svg:y2="8.636cm">
          <text:p/>
        </draw:line>
        <draw:line draw:style-name="gr14" draw:text-style-name="P7" draw:layer="layout" svg:x1="16.51cm" svg:y1="9.398cm" svg:x2="15.314cm" svg:y2="10.921cm">
          <text:p/>
        </draw:line>
        <draw:custom-shape draw:style-name="gr2" draw:text-style-name="P4" draw:layer="layout" svg:width="1.17cm" svg:height="1.27cm" svg:x="5.615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7.863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6.932cm" svg:y1="11.984cm" svg:x2="6.424cm" svg:y2="12.945cm">
          <text:p/>
        </draw:line>
        <draw:line draw:style-name="gr5" draw:text-style-name="P7" draw:layer="layout" svg:x1="7.694cm" svg:y1="11.984cm" svg:x2="8.202cm" svg:y2="12.999cm">
          <text:p/>
        </draw:line>
        <draw:custom-shape draw:style-name="gr2" draw:text-style-name="P4" draw:layer="layout" svg:width="1.17cm" svg:height="1.27cm" svg:x="10.629cm" svg:y="1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9.516cm" svg:y="12.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1.764cm" svg:y="12.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0.833cm" svg:y1="11.985cm" svg:x2="10.325cm" svg:y2="12.946cm">
          <text:p/>
        </draw:line>
        <draw:line draw:style-name="gr5" draw:text-style-name="P7" draw:layer="layout" svg:x1="11.595cm" svg:y1="11.985cm" svg:x2="12.103cm" svg:y2="13cm">
          <text:p/>
        </draw:line>
        <draw:custom-shape draw:style-name="gr2" draw:text-style-name="P4" draw:layer="layout" svg:width="1.17cm" svg:height="1.27cm" svg:x="14.53cm" svg:y="10.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3.417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5.665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4.734cm" svg:y1="11.986cm" svg:x2="14.226cm" svg:y2="12.947cm">
          <text:p/>
        </draw:line>
        <draw:line draw:style-name="gr5" draw:text-style-name="P7" draw:layer="layout" svg:x1="15.496cm" svg:y1="11.986cm" svg:x2="16.004cm" svg:y2="13.001cm">
          <text:p/>
        </draw:line>
        <draw:custom-shape draw:style-name="gr2" draw:text-style-name="P4" draw:layer="layout" svg:width="1.17cm" svg:height="1.27cm" svg:x="18.231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7" draw:layer="layout" svg:x1="17.526cm" svg:y1="9.398cm" svg:x2="18.796cm" svg:y2="10.922cm">
          <text:p/>
        </draw:line>
        <draw:frame draw:style-name="gr12" draw:text-style-name="P8" draw:layer="layout" svg:width="1.778cm" svg:height="0.962cm" svg:x="12.038cm" svg:y="5.488cm">
          <draw:text-box>
            <text:p text:style-name="P5">A</text:p>
          </draw:text-box>
        </draw:frame>
        <draw:frame draw:style-name="gr12" draw:text-style-name="P8" draw:layer="layout" svg:width="1.778cm" svg:height="0.962cm" svg:x="8.228cm" svg:y="8.636cm">
          <draw:text-box>
            <text:p text:style-name="P5">B</text:p>
          </draw:text-box>
        </draw:frame>
        <draw:frame draw:style-name="gr12" draw:text-style-name="P8" draw:layer="layout" svg:width="1.778cm" svg:height="0.962cm" svg:x="6.424cm" svg:y="11.022cm">
          <draw:text-box>
            <text:p text:style-name="P5">D</text:p>
          </draw:text-box>
        </draw:frame>
        <draw:frame draw:style-name="gr12" draw:text-style-name="P8" draw:layer="layout" svg:width="1.778cm" svg:height="0.962cm" svg:x="5.334cm" svg:y="13.108cm">
          <draw:text-box>
            <text:p text:style-name="P5">H</text:p>
          </draw:text-box>
        </draw:frame>
        <draw:frame draw:style-name="gr12" draw:text-style-name="P8" draw:layer="layout" svg:width="1.778cm" svg:height="0.962cm" svg:x="7.52cm" svg:y="13.108cm">
          <draw:text-box>
            <text:p text:style-name="P5">I</text:p>
          </draw:text-box>
        </draw:frame>
        <draw:frame draw:style-name="gr12" draw:text-style-name="P8" draw:layer="layout" svg:width="1.778cm" svg:height="0.962cm" svg:x="9.144cm" svg:y="13.108cm">
          <draw:text-box>
            <text:p text:style-name="P5">J</text:p>
          </draw:text-box>
        </draw:frame>
        <draw:frame draw:style-name="gr12" draw:text-style-name="P8" draw:layer="layout" svg:width="1.778cm" svg:height="0.962cm" svg:x="10.325cm" svg:y="11.023cm">
          <draw:text-box>
            <text:p text:style-name="P5">E</text:p>
          </draw:text-box>
        </draw:frame>
        <draw:frame draw:style-name="gr12" draw:text-style-name="P8" draw:layer="layout" svg:width="1.778cm" svg:height="0.962cm" svg:x="16.056cm" svg:y="8.636cm">
          <draw:text-box>
            <text:p text:style-name="P5">C</text:p>
          </draw:text-box>
        </draw:frame>
        <draw:frame draw:style-name="gr12" draw:text-style-name="P8" draw:layer="layout" svg:width="1.778cm" svg:height="0.962cm" svg:x="14.226cm" svg:y="11.022cm">
          <draw:text-box>
            <text:p text:style-name="P5">F</text:p>
          </draw:text-box>
        </draw:frame>
        <draw:frame draw:style-name="gr12" draw:text-style-name="P8" draw:layer="layout" svg:width="1.778cm" svg:height="0.962cm" svg:x="13.108cm" svg:y="13.108cm">
          <draw:text-box>
            <text:p text:style-name="P5">L</text:p>
          </draw:text-box>
        </draw:frame>
        <draw:frame draw:style-name="gr12" draw:text-style-name="P8" draw:layer="layout" svg:width="1.778cm" svg:height="0.962cm" svg:x="11.43cm" svg:y="13.108cm">
          <draw:text-box>
            <text:p text:style-name="P5">K</text:p>
          </draw:text-box>
        </draw:frame>
        <draw:frame draw:style-name="gr12" draw:text-style-name="P8" draw:layer="layout" svg:width="1.778cm" svg:height="0.962cm" svg:x="17.88cm" svg:y="11.076cm">
          <draw:text-box>
            <text:p text:style-name="P5">G</text:p>
          </draw:text-box>
        </draw:frame>
        <draw:frame draw:style-name="gr12" draw:text-style-name="P8" draw:layer="layout" svg:width="1.778cm" svg:height="0.962cm" svg:x="15.396cm" svg:y="13.108cm">
          <draw:text-box>
            <text:p text:style-name="P5">M</text:p>
          </draw:text-box>
        </draw:frame>
        <draw:frame draw:style-name="gr13" draw:text-style-name="P8" draw:layer="layout" svg:width="21.082cm" svg:height="1.199cm" svg:x="2.54cm" svg:y="14.551cm">
          <draw:text-box>
            <text:p><text:span text:style-name="T2">Important Note: </text:span><text:span text:style-name="T3">All full BST’s are complete but not all complete BST’s are full. The last node may be missing in which case all nodes of lowest value are shifted to the left by one.</text:span></text:p>
          </draw:text-box>
        </draw:frame>
        <presentation:notes draw:style-name="dp1">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3" draw:layer="layout" svg:width="25.199cm" svg:height="9.134cm" svg:x="1.4cm" svg:y="3.685cm" presentation:class="outline" presentation:user-transformed="true">
          <draw:text-box>
            <text:list text:style-name="L2">
              <text:list-item>
                <text:p>Height Balanced Binary Search Tree</text:p>
              </text:list-item>
            </text:list>
          </draw:text-box>
        </draw:frame>
        <draw:frame presentation:style-name="pr5" draw:text-style-name="P1" draw:layer="layout" svg:width="25.199cm" svg:height="2.629cm" svg:x="1.4cm" svg:y="0.628cm" presentation:class="title">
          <draw:text-box>
            <text:p>Types of BST’s</text:p>
          </draw:text-box>
        </draw:frame>
        <draw:custom-shape draw:style-name="gr2" draw:text-style-name="P4" draw:layer="layout" svg:width="1.17cm" svg:height="1.27cm" svg:x="8.56cm" svg:y="8.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6.728cm" svg:y="10.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6.376cm" svg:y="8.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2.292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2.292cm" svg:y1="6.096cm" svg:x2="9.472cm" svg:y2="8.682cm">
          <text:p/>
        </draw:line>
        <draw:line draw:style-name="gr5" draw:text-style-name="P7" draw:layer="layout" svg:x1="8.614cm" svg:y1="9.522cm" svg:x2="7.598cm" svg:y2="10.946cm">
          <text:p/>
        </draw:line>
        <draw:line draw:style-name="gr5" draw:text-style-name="P7" draw:layer="layout" svg:x1="9.667cm" svg:y1="9.444cm" svg:x2="10.996cm" svg:y2="10.968cm">
          <text:p/>
        </draw:line>
        <draw:line draw:style-name="gr5" draw:text-style-name="P7" draw:layer="layout" svg:x1="13.462cm" svg:y1="6.096cm" svg:x2="16.51cm" svg:y2="8.636cm">
          <text:p/>
        </draw:line>
        <draw:custom-shape draw:style-name="gr2" draw:text-style-name="P4" draw:layer="layout" svg:width="1.17cm" svg:height="1.27cm" svg:x="10.629cm" svg:y="1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9.516cm" svg:y="12.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0.833cm" svg:y1="11.985cm" svg:x2="10.325cm" svg:y2="12.946cm">
          <text:p/>
        </draw:line>
        <draw:custom-shape draw:style-name="gr2" draw:text-style-name="P4" draw:layer="layout" svg:width="1.17cm" svg:height="1.27cm" svg:x="18.231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7" draw:layer="layout" svg:x1="17.526cm" svg:y1="9.398cm" svg:x2="18.796cm" svg:y2="10.922cm">
          <text:p/>
        </draw:line>
        <draw:frame draw:style-name="gr13" draw:text-style-name="P8" draw:layer="layout" svg:width="21.082cm" svg:height="1.199cm" svg:x="2.54cm" svg:y="14.552cm">
          <draw:text-box>
            <text:p><text:span text:style-name="T2">Important Note: </text:span><text:span text:style-name="T3">All full BST’s are complete but not all complete BST’s are full. Here we see that all branches have a parent node and two child nodes arranged by the previouse BST rules.</text:span></text:p>
          </draw:text-box>
        </draw:frame>
        <presentation:notes draw:style-name="dp1">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3" draw:layer="layout" svg:width="25.199cm" svg:height="9.134cm" svg:x="1.4cm" svg:y="3.685cm" presentation:class="outline" presentation:user-transformed="true">
          <draw:text-box>
            <text:list text:style-name="L2">
              <text:list-item>
                <text:p>Non - Height Balanced Binary Search Tree</text:p>
              </text:list-item>
            </text:list>
          </draw:text-box>
        </draw:frame>
        <draw:frame presentation:style-name="pr5" draw:text-style-name="P1" draw:layer="layout" svg:width="25.199cm" svg:height="2.629cm" svg:x="1.4cm" svg:y="0.628cm" presentation:class="title">
          <draw:text-box>
            <text:p>Types of BST’s</text:p>
          </draw:text-box>
        </draw:frame>
        <draw:custom-shape draw:style-name="gr2" draw:text-style-name="P4" draw:layer="layout" svg:width="1.17cm" svg:height="1.27cm" svg:x="8.36cm" svg:y="7.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6.528cm" svg:y="9.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6.376cm" svg:y="8.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2.292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2.292cm" svg:y1="6.096cm" svg:x2="9.472cm" svg:y2="7.366cm">
          <text:p/>
        </draw:line>
        <draw:line draw:style-name="gr5" draw:text-style-name="P7" draw:layer="layout" svg:x1="8.414cm" svg:y1="8.122cm" svg:x2="7.398cm" svg:y2="9.546cm">
          <text:p/>
        </draw:line>
        <draw:line draw:style-name="gr5" draw:text-style-name="P7" draw:layer="layout" svg:x1="9.467cm" svg:y1="8.044cm" svg:x2="10.796cm" svg:y2="9.568cm">
          <text:p/>
        </draw:line>
        <draw:line draw:style-name="gr5" draw:text-style-name="P7" draw:layer="layout" svg:x1="13.462cm" svg:y1="6.096cm" svg:x2="16.51cm" svg:y2="8.636cm">
          <text:p/>
        </draw:line>
        <draw:line draw:style-name="gr14" draw:text-style-name="P7" draw:layer="layout" svg:x1="16.51cm" svg:y1="9.398cm" svg:x2="15.314cm" svg:y2="10.921cm">
          <text:p/>
        </draw:line>
        <draw:custom-shape draw:style-name="gr2" draw:text-style-name="P4" draw:layer="layout" svg:width="1.17cm" svg:height="1.27cm" svg:x="5.415cm" svg:y="1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7.663cm" svg:y="1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6.732cm" svg:y1="10.584cm" svg:x2="6.224cm" svg:y2="11.545cm">
          <text:p/>
        </draw:line>
        <draw:line draw:style-name="gr5" draw:text-style-name="P7" draw:layer="layout" svg:x1="7.494cm" svg:y1="10.584cm" svg:x2="8.002cm" svg:y2="11.599cm">
          <text:p/>
        </draw:line>
        <draw:custom-shape draw:style-name="gr2" draw:text-style-name="P4" draw:layer="layout" svg:width="1.17cm" svg:height="1.27cm" svg:x="10.429cm" svg:y="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1.564cm" svg:y="11.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1.395cm" svg:y1="10.585cm" svg:x2="11.903cm" svg:y2="11.6cm">
          <text:p/>
        </draw:line>
        <draw:custom-shape draw:style-name="gr2" draw:text-style-name="P4" draw:layer="layout" svg:width="1.17cm" svg:height="1.27cm" svg:x="14.53cm" svg:y="10.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17cm" svg:height="1.27cm" svg:x="18.231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7" draw:layer="layout" svg:x1="17.526cm" svg:y1="9.398cm" svg:x2="18.796cm" svg:y2="10.922cm">
          <text:p/>
        </draw:line>
        <draw:custom-shape draw:style-name="gr2" draw:text-style-name="P4" draw:layer="layout" svg:width="1.17cm" svg:height="1.27cm" svg:x="10.496cm" svg:y="13.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11.813cm" svg:y1="12.805cm" svg:x2="11.305cm" svg:y2="13.766cm">
          <text:p/>
        </draw:line>
        <draw:custom-shape draw:style-name="gr2" draw:text-style-name="P4" draw:layer="layout" svg:width="1.17cm" svg:height="1.27cm" svg:x="6.577cm" svg:y="13.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7.894cm" svg:y1="12.826cm" svg:x2="7.386cm" svg:y2="13.787cm">
          <text:p/>
        </draw:line>
        <presentation:notes draw:style-name="dp1">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5" draw:text-style-name="P1" draw:layer="layout" svg:width="25.199cm" svg:height="2.629cm" svg:x="1.4cm" svg:y="0.628cm" presentation:class="title">
          <draw:text-box>
            <text:p>Big “O” Notation</text:p>
          </draw:text-box>
        </draw:frame>
        <draw:frame draw:style-name="standard" draw:layer="layout" svg:width="11.481cm" svg:height="9.822cm" svg:x="1.016cm" svg:y="4.683cm">
          <table:table table:template-name="default" table:use-first-row-styles="true">
            <table:table-column table:style-name="co1"/>
            <table:table-column table:style-name="co1"/>
            <table:table-column table:style-name="co2"/>
            <table:table-row table:style-name="ro1" table:default-cell-style-name="ce1">
              <table:table-cell table:number-columns-spanned="3">
                <text:p text:style-name="P9"><text:span text:style-name="T4">Binary Search Tree</text:span></text:p>
              </table:table-cell>
              <table:covered-table-cell/>
              <table:covered-table-cell/>
            </table:table-row>
            <table:table-row table:style-name="ro1" table:default-cell-style-name="ce2">
              <table:table-cell table:style-name="gray1"/>
              <table:table-cell>
                <text:p><text:span text:style-name="T5">Average</text:span></text:p>
              </table:table-cell>
              <table:table-cell>
                <text:p><text:span text:style-name="T5">Worst Case</text:span></text:p>
              </table:table-cell>
            </table:table-row>
            <table:table-row table:style-name="ro1" table:default-cell-style-name="gray1">
              <table:table-cell table:style-name="ce3">
                <text:p text:style-name="P10"><text:span text:style-name="T5">Space</text:span></text:p>
              </table:table-cell>
              <table:table-cell>
                <text:p>O(n)</text:p>
              </table:table-cell>
              <table:table-cell>
                <text:p>O(n)</text:p>
              </table:table-cell>
            </table:table-row>
            <table:table-row table:style-name="ro1" table:default-cell-style-name="gray1">
              <table:table-cell table:style-name="ce3">
                <text:p text:style-name="P10"><text:span text:style-name="T5">Access</text:span></text:p>
              </table:table-cell>
              <table:table-cell>
                <text:p>O(log n)</text:p>
              </table:table-cell>
              <table:table-cell>
                <text:p>O(n)</text:p>
              </table:table-cell>
            </table:table-row>
            <table:table-row table:style-name="ro1" table:default-cell-style-name="gray1">
              <table:table-cell table:style-name="ce3">
                <text:p text:style-name="P10"><text:span text:style-name="T5">Search</text:span></text:p>
              </table:table-cell>
              <table:table-cell>
                <text:p>O(log n)</text:p>
              </table:table-cell>
              <table:table-cell>
                <text:p>O(n)</text:p>
              </table:table-cell>
            </table:table-row>
            <table:table-row table:style-name="ro1" table:default-cell-style-name="gray1">
              <table:table-cell table:style-name="ce2">
                <text:p text:style-name="P11"><text:span text:style-name="T5">Insertion</text:span></text:p>
              </table:table-cell>
              <table:table-cell>
                <text:p>O(log n)</text:p>
              </table:table-cell>
              <table:table-cell>
                <text:p>O(n)</text:p>
              </table:table-cell>
            </table:table-row>
            <table:table-row table:style-name="ro2" table:default-cell-style-name="gray1">
              <table:table-cell table:style-name="ce2">
                <text:p text:style-name="P11"><text:span text:style-name="T5">Deletion</text:span></text:p>
              </table:table-cell>
              <table:table-cell>
                <text:p>O(log n)</text:p>
              </table:table-cell>
              <table:table-cell>
                <text:p>O(n)</text:p>
              </table:table-cell>
            </table:table-row>
          </table:table>
          <draw:image xlink:href="Pictures/TablePreview1.svm" xlink:type="simple" xlink:show="embed" xlink:actuate="onLoad"/>
        </draw:frame>
        <draw:frame draw:style-name="standard" draw:layer="layout" svg:width="11.481cm" svg:height="9.822cm" svg:x="15.472cm" svg:y="4.696cm">
          <table:table table:template-name="default" table:use-first-row-styles="true">
            <table:table-column table:style-name="co1"/>
            <table:table-column table:style-name="co1"/>
            <table:table-column table:style-name="co2"/>
            <table:table-row table:style-name="ro1" table:default-cell-style-name="ce1">
              <table:table-cell table:number-columns-spanned="3">
                <text:p text:style-name="P9"><text:span text:style-name="T4">Array</text:span></text:p>
              </table:table-cell>
              <table:covered-table-cell/>
              <table:covered-table-cell/>
            </table:table-row>
            <table:table-row table:style-name="ro1" table:default-cell-style-name="ce2">
              <table:table-cell table:style-name="gray1"/>
              <table:table-cell>
                <text:p><text:span text:style-name="T5">Average</text:span></text:p>
              </table:table-cell>
              <table:table-cell>
                <text:p><text:span text:style-name="T5">Worst Case</text:span></text:p>
              </table:table-cell>
            </table:table-row>
            <table:table-row table:style-name="ro1" table:default-cell-style-name="gray1">
              <table:table-cell table:style-name="ce3">
                <text:p text:style-name="P10"><text:span text:style-name="T5">Space</text:span></text:p>
              </table:table-cell>
              <table:table-cell>
                <text:p>O(n)</text:p>
              </table:table-cell>
              <table:table-cell>
                <text:p>O(n)</text:p>
              </table:table-cell>
            </table:table-row>
            <table:table-row table:style-name="ro1" table:default-cell-style-name="gray1">
              <table:table-cell table:style-name="ce3">
                <text:p text:style-name="P10"><text:span text:style-name="T5">Access</text:span></text:p>
              </table:table-cell>
              <table:table-cell>
                <text:p>O(1)</text:p>
              </table:table-cell>
              <table:table-cell>
                <text:p>O(1)</text:p>
              </table:table-cell>
            </table:table-row>
            <table:table-row table:style-name="ro1" table:default-cell-style-name="gray1">
              <table:table-cell table:style-name="ce3">
                <text:p text:style-name="P10"><text:span text:style-name="T5">Search</text:span></text:p>
              </table:table-cell>
              <table:table-cell>
                <text:p>O(n)</text:p>
              </table:table-cell>
              <table:table-cell>
                <text:p>O(n)</text:p>
              </table:table-cell>
            </table:table-row>
            <table:table-row table:style-name="ro1" table:default-cell-style-name="gray1">
              <table:table-cell table:style-name="ce2">
                <text:p text:style-name="P11"><text:span text:style-name="T5">Insertion</text:span></text:p>
              </table:table-cell>
              <table:table-cell>
                <text:p>O(n)</text:p>
              </table:table-cell>
              <table:table-cell>
                <text:p>O(n)</text:p>
              </table:table-cell>
            </table:table-row>
            <table:table-row table:style-name="ro2" table:default-cell-style-name="gray1">
              <table:table-cell table:style-name="ce2">
                <text:p text:style-name="P11"><text:span text:style-name="T5">Deletion</text:span></text:p>
              </table:table-cell>
              <table:table-cell>
                <text:p>O(n)</text:p>
              </table:table-cell>
              <table:table-cell>
                <text:p>O(n)</text:p>
              </table:table-cell>
            </table:table-row>
          </table:table>
          <draw:image xlink:href="Pictures/TablePreview2.svm" xlink:type="simple" xlink:show="embed" xlink:actuate="onLoad"/>
        </draw:frame>
        <presentation:notes draw:style-name="dp1">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30T09:11:07.055000000</meta:creation-date>
    <dc:date>2020-11-19T12:42:06.956000000</dc:date>
    <meta:editing-duration>PT1H34M34S</meta:editing-duration>
    <meta:editing-cycles>37</meta:editing-cycles>
    <meta:generator>LibreOffice/6.4.0.3$Windows_X86_64 LibreOffice_project/b0a288ab3d2d4774cb44b62f04d5d28733ac6df8</meta:generator>
    <meta:document-statistic meta:object-count="290"/>
  </office:meta>
</office:document-meta>
</file>